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385.85pt"/>
    </style:style>
    <style:style style:name="co4" style:family="table-column">
      <style:table-column-properties fo:break-before="auto" style:column-width="263.34pt"/>
    </style:style>
    <style:style style:name="co5" style:family="table-column">
      <style:table-column-properties fo:break-before="auto" style:column-width="62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101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2.0773941707" calcext:value-type="float">
            <text:p>662.0773941707</text:p>
          </table:table-cell>
          <table:table-cell table:style-name="ce1" office:value-type="float" office:value="563.9582318665" calcext:value-type="float">
            <text:p>563.9582318665</text:p>
          </table:table-cell>
          <table:table-cell table:style-name="ce1" office:value-type="string" calcext:value-type="string">
            <text:p>[('good', {'qualityLevel': 0.5, 'minDistance': 61, 'maxCorners': 510, 'blockSize': 5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1733.3" calcext:value-type="float">
            <text:p>1733.3</text:p>
          </table:table-cell>
          <table:table-cell table:style-name="ce1"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0.7333186204" calcext:value-type="float">
            <text:p>660.7333186204</text:p>
          </table:table-cell>
          <table:table-cell office:value-type="float" office:value="563.9582318665" calcext:value-type="float">
            <text:p>563.95823186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1733.3" calcext:value-type="float">
            <text:p>1733.3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3.7988413023" calcext:value-type="float">
            <text:p>603.7988413023</text:p>
          </table:table-cell>
          <table:table-cell office:value-type="float" office:value="547.1002408951" calcext:value-type="float">
            <text:p>547.1002408951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1747.6" calcext:value-type="float">
            <text:p>1747.6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9.1574061004" calcext:value-type="float">
            <text:p>719.1574061004</text:p>
          </table:table-cell>
          <table:table-cell office:value-type="float" office:value="541.1204911932" calcext:value-type="float">
            <text:p>541.120491193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1751.05" calcext:value-type="float">
            <text:p>1751.05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0.1947132733" calcext:value-type="float">
            <text:p>720.1947132733</text:p>
          </table:table-cell>
          <table:table-cell office:value-type="float" office:value="541.1204911932" calcext:value-type="float">
            <text:p>541.120491193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1751.05" calcext:value-type="float">
            <text:p>1751.05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7.8247169175" calcext:value-type="float">
            <text:p>647.8247169175</text:p>
          </table:table-cell>
          <table:table-cell office:value-type="float" office:value="538.376325066" calcext:value-type="float">
            <text:p>538.37632506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1768.55" calcext:value-type="float">
            <text:p>1768.55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0.9826191655" calcext:value-type="float">
            <text:p>630.9826191655</text:p>
          </table:table-cell>
          <table:table-cell office:value-type="float" office:value="520.5800997844" calcext:value-type="float">
            <text:p>520.580099784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1744.4" calcext:value-type="float">
            <text:p>1744.4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0.6850964093" calcext:value-type="float">
            <text:p>630.6850964093</text:p>
          </table:table-cell>
          <table:table-cell office:value-type="float" office:value="520.2162703676" calcext:value-type="float">
            <text:p>520.216270367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1752.8" calcext:value-type="float">
            <text:p>1752.8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9.9139080929" calcext:value-type="float">
            <text:p>569.9139080929</text:p>
          </table:table-cell>
          <table:table-cell office:value-type="float" office:value="517.4699152436" calcext:value-type="float">
            <text:p>517.469915243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1763.8" calcext:value-type="float">
            <text:p>1763.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16.7484625856" calcext:value-type="float">
            <text:p>616.7484625856</text:p>
          </table:table-cell>
          <table:table-cell table:style-name="ce1" office:value-type="float" office:value="500.3211208742" calcext:value-type="float">
            <text:p>500.3211208742</text:p>
          </table:table-cell>
          <table:table-cell table:style-name="ce1" office:value-type="string" calcext:value-type="string">
            <text:p>[('surf', {'nOctaves': 1, 'nOctaveLayers': 1, 'hessianThreshold': 50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608.85" calcext:value-type="float">
            <text:p>608.85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5.554142208" calcext:value-type="float">
            <text:p>615.554142208</text:p>
          </table:table-cell>
          <table:table-cell office:value-type="float" office:value="500.3211208742" calcext:value-type="float">
            <text:p>500.321120874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4, 0.5)}]</text:p>
          </table:table-cell>
          <table:table-cell office:value-type="float" office:value="608.85" calcext:value-type="float">
            <text:p>608.85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.2816939192" calcext:value-type="float">
            <text:p>590.2816939192</text:p>
          </table:table-cell>
          <table:table-cell office:value-type="float" office:value="494.0189163687" calcext:value-type="float">
            <text:p>494.01891636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602.45" calcext:value-type="float">
            <text:p>602.4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9.577486111" calcext:value-type="float">
            <text:p>609.577486111</text:p>
          </table:table-cell>
          <table:table-cell office:value-type="float" office:value="482.7254118906" calcext:value-type="float">
            <text:p>482.725411890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613.95" calcext:value-type="float">
            <text:p>613.9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8.7202323633" calcext:value-type="float">
            <text:p>618.7202323633</text:p>
          </table:table-cell>
          <table:table-cell office:value-type="float" office:value="482.7254118906" calcext:value-type="float">
            <text:p>482.725411890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613.95" calcext:value-type="float">
            <text:p>613.9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.9841019624" calcext:value-type="float">
            <text:p>578.9841019624</text:p>
          </table:table-cell>
          <table:table-cell office:value-type="float" office:value="479.6635063787" calcext:value-type="float">
            <text:p>479.66350637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615.25" calcext:value-type="float">
            <text:p>615.25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5.1747138798" calcext:value-type="float">
            <text:p>555.1747138798</text:p>
          </table:table-cell>
          <table:table-cell office:value-type="float" office:value="465.1076813017" calcext:value-type="float">
            <text:p>465.107681301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616.35" calcext:value-type="float">
            <text:p>616.35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6.4361676969" calcext:value-type="float">
            <text:p>556.4361676969</text:p>
          </table:table-cell>
          <table:table-cell office:value-type="float" office:value="464.9852538279" calcext:value-type="float">
            <text:p>464.985253827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616.4" calcext:value-type="float">
            <text:p>616.4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8.2124082734" calcext:value-type="float">
            <text:p>528.2124082734</text:p>
          </table:table-cell>
          <table:table-cell office:value-type="float" office:value="462.9262895132" calcext:value-type="float">
            <text:p>462.926289513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616.85" calcext:value-type="float">
            <text:p>616.85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7.7512644639" calcext:value-type="float">
            <text:p>737.7512644639</text:p>
          </table:table-cell>
          <table:table-cell table:style-name="ce2" office:value-type="float" office:value="298.4012030657" calcext:value-type="float">
            <text:p>298.4012030657</text:p>
          </table:table-cell>
          <table:table-cell table:style-name="ce2" office:value-type="string" calcext:value-type="string">
            <text:p>[('sift', {'sigma': 2.5, 'nOctaveLayers': 1, 'edgeThreshold': 2, 'contrastThreshold': 0.01})]</text:p>
          </table:table-cell>
          <table:table-cell table:style-name="ce2" office:value-type="string" calcext:value-type="string">
            <text:p>[{'winSize': (31, 31), 'maxLevel': 10, 'criteria': (3, 4, 0.5)}]</text:p>
          </table:table-cell>
          <table:table-cell table:style-name="ce2" office:value-type="float" office:value="2732.9" calcext:value-type="float">
            <text:p>2732.9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9.2879576474" calcext:value-type="float">
            <text:p>739.2879576474</text:p>
          </table:table-cell>
          <table:table-cell table:style-name="ce1" office:value-type="float" office:value="298.4012030657" calcext:value-type="float">
            <text:p>298.4012030657</text:p>
          </table:table-cell>
          <table:table-cell table:style-name="ce1" office:value-type="string" calcext:value-type="string">
            <text:p>[('sift', {'sigma': 2.5, 'nOctaveLayers': 1, 'edgeThreshold': 2, 'contrastThreshold': 0.01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float" office:value="2732.9" calcext:value-type="float">
            <text:p>2732.9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5.6037878489" calcext:value-type="float">
            <text:p>715.6037878489</text:p>
          </table:table-cell>
          <table:table-cell office:value-type="float" office:value="293.7836850646" calcext:value-type="float">
            <text:p>293.7836850646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0, 'criteria': (3, 4, 0.5)}]</text:p>
          </table:table-cell>
          <table:table-cell office:value-type="float" office:value="2781.1" calcext:value-type="float">
            <text:p>2781.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2.0036707034" calcext:value-type="float">
            <text:p>712.0036707034</text:p>
          </table:table-cell>
          <table:table-cell office:value-type="float" office:value="283.2756670884" calcext:value-type="float">
            <text:p>283.275667088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2796.05" calcext:value-type="float">
            <text:p>2796.0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2.0069196354" calcext:value-type="float">
            <text:p>712.0069196354</text:p>
          </table:table-cell>
          <table:table-cell office:value-type="float" office:value="283.2756670884" calcext:value-type="float">
            <text:p>283.275667088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2796.05" calcext:value-type="float">
            <text:p>2796.05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9.85339678" calcext:value-type="float">
            <text:p>709.85339678</text:p>
          </table:table-cell>
          <table:table-cell office:value-type="float" office:value="283.1704671011" calcext:value-type="float">
            <text:p>283.1704671011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10, 'criteria': (3, 30, 0.03)}]</text:p>
          </table:table-cell>
          <table:table-cell office:value-type="float" office:value="2795.85" calcext:value-type="float">
            <text:p>2795.85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5.0023609856" calcext:value-type="float">
            <text:p>715.0023609856</text:p>
          </table:table-cell>
          <table:table-cell office:value-type="float" office:value="283.1704671011" calcext:value-type="float">
            <text:p>283.1704671011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795.85" calcext:value-type="float">
            <text:p>2795.8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.0219065593" calcext:value-type="float">
            <text:p>658.0219065593</text:p>
          </table:table-cell>
          <table:table-cell office:value-type="float" office:value="281.3803123741" calcext:value-type="float">
            <text:p>281.3803123741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2845" calcext:value-type="float">
            <text:p>2845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62.1651539874" calcext:value-type="float">
            <text:p>662.1651539874</text:p>
          </table:table-cell>
          <table:table-cell office:value-type="float" office:value="281.2818946755" calcext:value-type="float">
            <text:p>281.281894675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2846.25" calcext:value-type="float">
            <text:p>2846.25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5.5387844188" calcext:value-type="float">
            <text:p>605.5387844188</text:p>
          </table:table-cell>
          <table:table-cell office:value-type="float" office:value="275.9539261497" calcext:value-type="float">
            <text:p>275.953926149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1807.5" calcext:value-type="float">
            <text:p>1807.5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1.7549669625" calcext:value-type="float">
            <text:p>601.7549669625</text:p>
          </table:table-cell>
          <table:table-cell office:value-type="float" office:value="274.6104382244" calcext:value-type="float">
            <text:p>274.610438224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1804.65" calcext:value-type="float">
            <text:p>1804.65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4.2639586126" calcext:value-type="float">
            <text:p>584.2639586126</text:p>
          </table:table-cell>
          <table:table-cell office:value-type="float" office:value="267.9248512676" calcext:value-type="float">
            <text:p>267.924851267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1791.95" calcext:value-type="float">
            <text:p>1791.9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3.8539667755" calcext:value-type="float">
            <text:p>643.8539667755</text:p>
          </table:table-cell>
          <table:table-cell office:value-type="float" office:value="255.982705607" calcext:value-type="float">
            <text:p>255.98270560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1816.7" calcext:value-type="float">
            <text:p>1816.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7.8518528424" calcext:value-type="float">
            <text:p>647.8518528424</text:p>
          </table:table-cell>
          <table:table-cell office:value-type="float" office:value="255.449886546" calcext:value-type="float">
            <text:p>255.44988654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10.7" calcext:value-type="float">
            <text:p>1810.7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2.2279068114" calcext:value-type="float">
            <text:p>622.2279068114</text:p>
          </table:table-cell>
          <table:table-cell office:value-type="float" office:value="254.2268568189" calcext:value-type="float">
            <text:p>254.226856818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1800.15" calcext:value-type="float">
            <text:p>1800.15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67.1144566551" calcext:value-type="float">
            <text:p>567.1144566551</text:p>
          </table:table-cell>
          <table:table-cell office:value-type="float" office:value="237.3067799906" calcext:value-type="float">
            <text:p>237.306779990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836.5" calcext:value-type="float">
            <text:p>1836.5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0.8177949086" calcext:value-type="float">
            <text:p>570.8177949086</text:p>
          </table:table-cell>
          <table:table-cell office:value-type="float" office:value="237.2401388123" calcext:value-type="float">
            <text:p>237.240138812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827.75" calcext:value-type="float">
            <text:p>1827.75</text:p>
          </table:table-cell>
          <table:table-cell table:style-name="ce2"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7.8375687864" calcext:value-type="float">
            <text:p>547.8375687864</text:p>
          </table:table-cell>
          <table:table-cell office:value-type="float" office:value="235.7475107779" calcext:value-type="float">
            <text:p>235.747510777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840.15" calcext:value-type="float">
            <text:p>1840.15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8.0558951213" calcext:value-type="float">
            <text:p>588.0558951213</text:p>
          </table:table-cell>
          <table:table-cell office:value-type="float" office:value="174.7146666645" calcext:value-type="float">
            <text:p>174.714666664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868.8" calcext:value-type="float">
            <text:p>868.8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3.5659811378" calcext:value-type="float">
            <text:p>593.5659811378</text:p>
          </table:table-cell>
          <table:table-cell office:value-type="float" office:value="174.3589592257" calcext:value-type="float">
            <text:p>174.358959225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869.15" calcext:value-type="float">
            <text:p>869.15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1.7758303303" calcext:value-type="float">
            <text:p>581.7758303303</text:p>
          </table:table-cell>
          <table:table-cell office:value-type="float" office:value="166.6291785558" calcext:value-type="float">
            <text:p>166.629178555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851.6" calcext:value-type="float">
            <text:p>851.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5.4381110646" calcext:value-type="float">
            <text:p>595.4381110646</text:p>
          </table:table-cell>
          <table:table-cell office:value-type="float" office:value="166.4972289187" calcext:value-type="float">
            <text:p>166.497228918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4.25" calcext:value-type="float">
            <text:p>874.2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2.8852094444" calcext:value-type="float">
            <text:p>582.8852094444</text:p>
          </table:table-cell>
          <table:table-cell office:value-type="float" office:value="165.9550183304" calcext:value-type="float">
            <text:p>165.955018330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874.45" calcext:value-type="float">
            <text:p>874.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0.8502010942" calcext:value-type="float">
            <text:p>570.8502010942</text:p>
          </table:table-cell>
          <table:table-cell office:value-type="float" office:value="164.6310561685" calcext:value-type="float">
            <text:p>164.631056168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873.05" calcext:value-type="float">
            <text:p>873.05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1.8622490722" calcext:value-type="float">
            <text:p>531.8622490722</text:p>
          </table:table-cell>
          <table:table-cell office:value-type="float" office:value="153.3336263455" calcext:value-type="float">
            <text:p>153.333626345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884.1" calcext:value-type="float">
            <text:p>884.1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1.3967192126" calcext:value-type="float">
            <text:p>531.3967192126</text:p>
          </table:table-cell>
          <table:table-cell office:value-type="float" office:value="152.7622568898" calcext:value-type="float">
            <text:p>152.762256889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883.65" calcext:value-type="float">
            <text:p>883.65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0.1473151884" calcext:value-type="float">
            <text:p>520.1473151884</text:p>
          </table:table-cell>
          <table:table-cell office:value-type="float" office:value="150.3461229113" calcext:value-type="float">
            <text:p>150.346122911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883.65" calcext:value-type="float">
            <text:p>883.65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7.6741858241" calcext:value-type="float">
            <text:p>557.6741858241</text:p>
          </table:table-cell>
          <table:table-cell office:value-type="float" office:value="139.9298371957" calcext:value-type="float">
            <text:p>139.929837195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2079.7" calcext:value-type="float">
            <text:p>2079.7</text:p>
          </table:table-cell>
          <table:table-cell table:style-name="ce2"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7.2294631853" calcext:value-type="float">
            <text:p>567.2294631853</text:p>
          </table:table-cell>
          <table:table-cell office:value-type="float" office:value="136.5038160482" calcext:value-type="float">
            <text:p>136.503816048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059.4" calcext:value-type="float">
            <text:p>2059.4</text:p>
          </table:table-cell>
          <table:table-cell table:style-name="ce1"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57.5248277992" calcext:value-type="float">
            <text:p>557.5248277992</text:p>
          </table:table-cell>
          <table:table-cell office:value-type="float" office:value="135.3291458717" calcext:value-type="float">
            <text:p>135.329145871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10, 'criteria': (3, 30, 0.03)}]</text:p>
          </table:table-cell>
          <table:table-cell office:value-type="float" office:value="2619.3" calcext:value-type="float">
            <text:p>2619.3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4.4641323016" calcext:value-type="float">
            <text:p>694.4641323016</text:p>
          </table:table-cell>
          <table:table-cell office:value-type="float" office:value="133.5929501758" calcext:value-type="float">
            <text:p>133.5929501758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4779.95" calcext:value-type="float">
            <text:p>4779.95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1.2484843125" calcext:value-type="float">
            <text:p>571.2484843125</text:p>
          </table:table-cell>
          <table:table-cell office:value-type="float" office:value="131.5136871199" calcext:value-type="float">
            <text:p>131.5136871199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2652.1" calcext:value-type="float">
            <text:p>2652.1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37.4493190084" calcext:value-type="float">
            <text:p>637.4493190084</text:p>
          </table:table-cell>
          <table:table-cell office:value-type="float" office:value="129.6480678993" calcext:value-type="float">
            <text:p>129.648067899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4815.65" calcext:value-type="float">
            <text:p>4815.6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.6940595538" calcext:value-type="float">
            <text:p>612.6940595538</text:p>
          </table:table-cell>
          <table:table-cell office:value-type="float" office:value="129.2252707975" calcext:value-type="float">
            <text:p>129.225270797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4831.55" calcext:value-type="float">
            <text:p>4831.55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5.960535141" calcext:value-type="float">
            <text:p>585.960535141</text:p>
          </table:table-cell>
          <table:table-cell office:value-type="float" office:value="128.4619875286" calcext:value-type="float">
            <text:p>128.4619875286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631.85" calcext:value-type="float">
            <text:p>2631.85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6.9271200834" calcext:value-type="float">
            <text:p>696.9271200834</text:p>
          </table:table-cell>
          <table:table-cell office:value-type="float" office:value="111.2029778629" calcext:value-type="float">
            <text:p>111.2029778629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3858.55" calcext:value-type="float">
            <text:p>3858.55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9.3517015698" calcext:value-type="float">
            <text:p>639.3517015698</text:p>
          </table:table-cell>
          <table:table-cell office:value-type="float" office:value="105.3436815604" calcext:value-type="float">
            <text:p>105.343681560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3959.8" calcext:value-type="float">
            <text:p>3959.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.204911997" calcext:value-type="float">
            <text:p>623.204911997</text:p>
          </table:table-cell>
          <table:table-cell office:value-type="float" office:value="105.3085337084" calcext:value-type="float">
            <text:p>105.308533708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3959.5" calcext:value-type="float">
            <text:p>3959.5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6.6888499759" calcext:value-type="float">
            <text:p>576.6888499759</text:p>
          </table:table-cell>
          <table:table-cell office:value-type="float" office:value="101.1132329434" calcext:value-type="float">
            <text:p>101.113232943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2082.25" calcext:value-type="float">
            <text:p>2082.2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4.6257650353" calcext:value-type="float">
            <text:p>624.6257650353</text:p>
          </table:table-cell>
          <table:table-cell office:value-type="float" office:value="100.3994062762" calcext:value-type="float">
            <text:p>100.399406276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2081.3" calcext:value-type="float">
            <text:p>2081.3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7.7464176717" calcext:value-type="float">
            <text:p>587.7464176717</text:p>
          </table:table-cell>
          <table:table-cell office:value-type="float" office:value="100.0436515858" calcext:value-type="float">
            <text:p>100.04365158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2061.35" calcext:value-type="float">
            <text:p>2061.3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9.1990439933" calcext:value-type="float">
            <text:p>599.1990439933</text:p>
          </table:table-cell>
          <table:table-cell office:value-type="float" office:value="99.6343096095" calcext:value-type="float">
            <text:p>99.634309609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2124.15" calcext:value-type="float">
            <text:p>2124.1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8.2250315337" calcext:value-type="float">
            <text:p>628.2250315337</text:p>
          </table:table-cell>
          <table:table-cell office:value-type="float" office:value="96.4057527702" calcext:value-type="float">
            <text:p>96.405752770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2088.85" calcext:value-type="float">
            <text:p>2088.85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9.0719770284" calcext:value-type="float">
            <text:p>589.0719770284</text:p>
          </table:table-cell>
          <table:table-cell office:value-type="float" office:value="96.2773495633" calcext:value-type="float">
            <text:p>96.277349563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2105.3" calcext:value-type="float">
            <text:p>2105.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1.0753607623" calcext:value-type="float">
            <text:p>631.0753607623</text:p>
          </table:table-cell>
          <table:table-cell office:value-type="float" office:value="91.215196927" calcext:value-type="float">
            <text:p>91.215196927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2653.5" calcext:value-type="float">
            <text:p>2653.5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2.2629859804" calcext:value-type="float">
            <text:p>582.2629859804</text:p>
          </table:table-cell>
          <table:table-cell office:value-type="float" office:value="91.1365252904" calcext:value-type="float">
            <text:p>91.1365252904</text:p>
          </table:table-cell>
          <table:table-cell office:value-type="string" calcext:value-type="string">
            <text:p>[('good', {'qualityLevel': 0.5, 'minDistance': 31, 'maxCorners': 260, 'blockSize': 5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2657.2" calcext:value-type="float">
            <text:p>2657.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8.9877117676" calcext:value-type="float">
            <text:p>688.9877117676</text:p>
          </table:table-cell>
          <table:table-cell office:value-type="float" office:value="89.272323352" calcext:value-type="float">
            <text:p>89.272323352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4102.9" calcext:value-type="float">
            <text:p>4102.9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9.0331926743" calcext:value-type="float">
            <text:p>689.0331926743</text:p>
          </table:table-cell>
          <table:table-cell office:value-type="float" office:value="89.1552183408" calcext:value-type="float">
            <text:p>89.1552183408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4102.95" calcext:value-type="float">
            <text:p>4102.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4.7273051951" calcext:value-type="float">
            <text:p>654.7273051951</text:p>
          </table:table-cell>
          <table:table-cell office:value-type="float" office:value="81.5189927818" calcext:value-type="float">
            <text:p>81.5189927818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4182.2" calcext:value-type="float">
            <text:p>4182.2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3.5864204332" calcext:value-type="float">
            <text:p>653.5864204332</text:p>
          </table:table-cell>
          <table:table-cell office:value-type="float" office:value="81.3997770077" calcext:value-type="float">
            <text:p>81.3997770077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4182.4" calcext:value-type="float">
            <text:p>4182.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9.0542766483" calcext:value-type="float">
            <text:p>659.0542766483</text:p>
          </table:table-cell>
          <table:table-cell office:value-type="float" office:value="81.2097720694" calcext:value-type="float">
            <text:p>81.209772069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85" calcext:value-type="float">
            <text:p>4185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6.1846504163" calcext:value-type="float">
            <text:p>656.1846504163</text:p>
          </table:table-cell>
          <table:table-cell office:value-type="float" office:value="81.1554417773" calcext:value-type="float">
            <text:p>81.155441777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4184.55" calcext:value-type="float">
            <text:p>4184.55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4.0510031656" calcext:value-type="float">
            <text:p>524.0510031656</text:p>
          </table:table-cell>
          <table:table-cell office:value-type="float" office:value="63.902122669" calcext:value-type="float">
            <text:p>63.90212266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1495.7" calcext:value-type="float">
            <text:p>1495.7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4.94191486" calcext:value-type="float">
            <text:p>524.94191486</text:p>
          </table:table-cell>
          <table:table-cell office:value-type="float" office:value="62.8360099827" calcext:value-type="float">
            <text:p>62.836009982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1505.25" calcext:value-type="float">
            <text:p>1505.25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7.2024435149" calcext:value-type="float">
            <text:p>537.2024435149</text:p>
          </table:table-cell>
          <table:table-cell office:value-type="float" office:value="60.3510268167" calcext:value-type="float">
            <text:p>60.351026816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10, 'criteria': (3, 30, 0.03)}]</text:p>
          </table:table-cell>
          <table:table-cell office:value-type="float" office:value="2677.35" calcext:value-type="float">
            <text:p>2677.35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47.9282748772" calcext:value-type="float">
            <text:p>547.9282748772</text:p>
          </table:table-cell>
          <table:table-cell office:value-type="float" office:value="42.3217682344" calcext:value-type="float">
            <text:p>42.3217682344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2810.8" calcext:value-type="float">
            <text:p>2810.8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6.0224113701" calcext:value-type="float">
            <text:p>586.0224113701</text:p>
          </table:table-cell>
          <table:table-cell office:value-type="float" office:value="37.0854512947" calcext:value-type="float">
            <text:p>37.085451294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507.6" calcext:value-type="float">
            <text:p>1507.6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8.0922145422" calcext:value-type="float">
            <text:p>588.0922145422</text:p>
          </table:table-cell>
          <table:table-cell office:value-type="float" office:value="36.9874583097" calcext:value-type="float">
            <text:p>36.987458309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503.5" calcext:value-type="float">
            <text:p>1503.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8.7758202305" calcext:value-type="float">
            <text:p>578.7758202305</text:p>
          </table:table-cell>
          <table:table-cell office:value-type="float" office:value="35.2801201333" calcext:value-type="float">
            <text:p>35.280120133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504.05" calcext:value-type="float">
            <text:p>1504.0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7.1539010756" calcext:value-type="float">
            <text:p>567.1539010756</text:p>
          </table:table-cell>
          <table:table-cell office:value-type="float" office:value="34.2939000375" calcext:value-type="float">
            <text:p>34.293900037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517.35" calcext:value-type="float">
            <text:p>1517.3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.1283798089" calcext:value-type="float">
            <text:p>575.1283798089</text:p>
          </table:table-cell>
          <table:table-cell office:value-type="float" office:value="32.9179278993" calcext:value-type="float">
            <text:p>32.917927899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518.7" calcext:value-type="float">
            <text:p>1518.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6.2232128233" calcext:value-type="float">
            <text:p>586.2232128233</text:p>
          </table:table-cell>
          <table:table-cell office:value-type="float" office:value="32.7063512229" calcext:value-type="float">
            <text:p>32.706351222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527.25" calcext:value-type="float">
            <text:p>1527.25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9.2576005944" calcext:value-type="float">
            <text:p>589.2576005944</text:p>
          </table:table-cell>
          <table:table-cell office:value-type="float" office:value="29.9845924302" calcext:value-type="float">
            <text:p>29.9845924302</text:p>
          </table:table-cell>
          <table:table-cell office:value-type="string" calcext:value-type="string">
            <text:p>[('surf', {'nOctaves': 1, 'nOctaveLayers': 3, 'hessianThreshold': 10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2728.35" calcext:value-type="float">
            <text:p>2728.35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1.3452229225" calcext:value-type="float">
            <text:p>701.3452229225</text:p>
          </table:table-cell>
          <table:table-cell office:value-type="float" office:value="24.0324675271" calcext:value-type="float">
            <text:p>24.0324675271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6354.35" calcext:value-type="float">
            <text:p>6354.35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7.4320012829" calcext:value-type="float">
            <text:p>677.4320012829</text:p>
          </table:table-cell>
          <table:table-cell office:value-type="float" office:value="23.4545568129" calcext:value-type="float">
            <text:p>23.4545568129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6361.05" calcext:value-type="float">
            <text:p>6361.05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3.9358171048" calcext:value-type="float">
            <text:p>643.9358171048</text:p>
          </table:table-cell>
          <table:table-cell office:value-type="float" office:value="22.0031626483" calcext:value-type="float">
            <text:p>22.003162648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6422.75" calcext:value-type="float">
            <text:p>6422.7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6.1101903305" calcext:value-type="float">
            <text:p>646.1101903305</text:p>
          </table:table-cell>
          <table:table-cell office:value-type="float" office:value="21.7286941432" calcext:value-type="float">
            <text:p>21.7286941432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6446.6" calcext:value-type="float">
            <text:p>6446.6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3.4070665057" calcext:value-type="float">
            <text:p>653.4070665057</text:p>
          </table:table-cell>
          <table:table-cell office:value-type="float" office:value="21.0509799787" calcext:value-type="float">
            <text:p>21.0509799787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6442.75" calcext:value-type="float">
            <text:p>6442.7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6.1387388828" calcext:value-type="float">
            <text:p>646.1387388828</text:p>
          </table:table-cell>
          <table:table-cell office:value-type="float" office:value="20.952347223" calcext:value-type="float">
            <text:p>20.95234722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6465.45" calcext:value-type="float">
            <text:p>6465.45</text:p>
          </table:table-cell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1018"/>
        </table:table-row>
      </table:table>
      <table:named-expressions/>
      <table:database-ranges>
        <table:database-range table:name="__Anonymous_Sheet_DB__0" table:target-range-address="comp120.A1:comp120.F8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14:29:46.682698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13:24.007532639</dc:date>
    <meta:editing-duration>PT40M22S</meta:editing-duration>
    <meta:editing-cycles>9</meta:editing-cycles>
    <meta:generator>LibreOffice/5.1.6.2$Linux_X86_64 LibreOffice_project/10m0$Build-2</meta:generator>
    <meta:document-statistic meta:table-count="1" meta:cell-count="527" meta:object-count="0"/>
  </office:meta>
</office:document-meta>
</file>